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ff"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fo:color="#0000ff" style:font-name="Arial" fo:font-size="10pt" fo:font-weight="bold" style:font-size-asian="10pt" style:font-weight-asian="bold" style:font-size-complex="10pt" style:font-weight-complex="bold"/>
    </style:style>
    <style:style style:name="P3" style:family="paragraph" style:parent-style-name="Standard">
      <style:text-properties fo:color="#0000ff" style:font-name="Arial" fo:font-size="10pt" style:font-size-asian="10pt" style:font-size-complex="10pt"/>
    </style:style>
    <style:style style:name="P4" style:family="paragraph" style:parent-style-name="Standard">
      <style:text-properties fo:color="#0000ff" style:font-name="Courier New" fo:font-size="10pt" style:font-size-asian="10pt" style:font-size-complex="10pt"/>
    </style:style>
    <style:style style:name="P5" style:family="paragraph" style:parent-style-name="Standard">
      <style:text-properties fo:color="#0000ff" style:font-name="Courier New" fo:font-size="10pt" fo:font-weight="bold" style:font-size-asian="10pt" style:font-weight-asian="bold" style:font-size-complex="10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paragraph-properties fo:text-align="justify" style:justify-single-word="false"/>
      <style:text-properties style:font-name="Arial" fo:font-size="10pt" style:font-size-asian="10pt" style:font-size-complex="10pt"/>
    </style:style>
    <style:style style:name="P8" style:family="paragraph" style:parent-style-name="Standard">
      <style:text-properties style:font-name="Arial" fo:font-size="10pt" fo:font-weight="bold" style:font-size-asian="10pt" style:font-size-complex="10pt"/>
    </style:style>
    <style:style style:name="P9" style:family="paragraph" style:parent-style-name="Standard">
      <style:text-properties style:font-name="Arial" fo:font-size="10pt" style:text-underline-style="solid" style:text-underline-width="auto" style:text-underline-color="font-color" fo:font-weight="bold" style:font-size-asian="10pt" style:font-size-complex="10pt"/>
    </style:style>
    <style:style style:name="P10" style:family="paragraph" style:parent-style-name="Standard" style:list-style-name="L1">
      <style:text-properties fo:color="#0000ff" style:font-name="Arial" fo:font-size="10pt" fo:font-weight="bold" style:font-size-asian="10pt" style:font-weight-asian="bold" style:font-size-complex="10pt" style:font-weight-complex="bold"/>
    </style:style>
    <style:style style:name="P11" style:family="paragraph" style:parent-style-name="Standard" style:list-style-name="L2">
      <style:text-properties style:font-name="Arial" fo:font-size="10pt" style:font-size-asian="10pt" style:font-size-complex="10pt"/>
    </style:style>
    <style:style style:name="P12" style:family="paragraph" style:parent-style-name="Standard" style:list-style-name="L2">
      <style:paragraph-properties fo:text-align="justify" style:justify-single-word="false"/>
      <style:text-properties style:font-name="Arial" fo:font-size="10pt" style:font-size-asian="10pt" style:font-size-complex="10pt"/>
    </style:style>
    <style:style style:name="P13" style:family="paragraph" style:parent-style-name="Standard" style:list-style-name="L3">
      <style:paragraph-properties fo:text-align="justify" style:justify-single-word="false"/>
      <style:text-properties style:font-name="Arial" fo:font-size="10pt" style:font-size-asian="10pt" style:font-size-complex="10pt"/>
    </style:style>
    <style:style style:name="P14" style:family="paragraph" style:parent-style-name="Standard" style:list-style-name="L4">
      <style:paragraph-properties fo:text-align="justify" style:justify-single-word="false"/>
      <style:text-properties style:font-name="Arial" fo:font-size="10pt" style:font-size-asian="10pt" style:font-size-complex="10pt"/>
    </style:style>
    <style:style style:name="P15" style:family="paragraph" style:parent-style-name="Standard" style:list-style-name="L6">
      <style:paragraph-properties fo:text-align="justify" style:justify-single-word="false"/>
      <style:text-properties style:font-name="Arial" fo:font-size="10pt" style:font-size-asian="10pt" style:font-size-complex="10pt"/>
    </style:style>
    <style:style style:name="P16" style:family="paragraph" style:parent-style-name="Standard" style:list-style-name="L8">
      <style:paragraph-properties fo:text-align="justify" style:justify-single-word="false"/>
      <style:text-properties style:font-name="Arial" fo:font-size="10pt" style:font-size-asian="10pt" style:font-size-complex="10pt"/>
    </style:style>
    <style:style style:name="P17" style:family="paragraph" style:parent-style-name="Standard" style:list-style-name="L9">
      <style:paragraph-properties fo:text-align="justify" style:justify-single-word="false"/>
      <style:text-properties style:font-name="Arial" fo:font-size="10pt" style:font-size-asian="10pt" style:font-size-complex="10pt"/>
    </style:style>
    <style:style style:name="P18" style:family="paragraph" style:parent-style-name="Standard" style:list-style-name="L4">
      <style:text-properties style:font-name="Arial" fo:font-size="10pt" style:font-size-asian="10pt" style:font-size-complex="10pt"/>
    </style:style>
    <style:style style:name="P19" style:family="paragraph" style:parent-style-name="Standard" style:list-style-name="L5">
      <style:text-properties style:font-name="Arial" fo:font-size="10pt" style:font-size-asian="10pt" style:font-size-complex="10pt"/>
    </style:style>
    <style:style style:name="P20" style:family="paragraph" style:parent-style-name="Standard" style:list-style-name="L6">
      <style:text-properties style:font-name="Arial" fo:font-size="10pt" style:font-size-asian="10pt" style:font-size-complex="10pt"/>
    </style:style>
    <style:style style:name="P21" style:family="paragraph" style:parent-style-name="Standard" style:list-style-name="L7">
      <style:text-properties style:font-name="Arial" fo:font-size="10pt" style:font-size-asian="10pt" style:font-size-complex="10pt"/>
    </style:style>
    <style:style style:name="P22" style:family="paragraph" style:parent-style-name="Standard" style:list-style-name="L9">
      <style:text-properties style:font-name="Arial" fo:font-size="10pt" style:font-size-asian="10pt" style:font-size-complex="10pt"/>
    </style:style>
    <style:style style:name="P23" style:family="paragraph" style:parent-style-name="Standard" style:list-style-name="L10">
      <style:text-properties style:font-name="Arial" fo:font-size="10pt" style:font-size-asian="10pt" style:font-size-complex="10pt"/>
    </style:style>
    <style:style style:name="T1" style:family="text">
      <style:text-properties fo:font-style="italic"/>
    </style:style>
    <style:style style:name="T2" style:family="text">
      <style:text-properties style:font-name="Arial" fo:font-size="10pt" style:font-size-asian="10pt" style:font-size-complex="10pt"/>
    </style:style>
    <style:style style:name="T3" style:family="text">
      <style:text-properties fo:color="#0000ff"/>
    </style:style>
    <style:style style:name="T4" style:family="text">
      <style:text-properties fo:color="#0000ff" style:font-name="Courier New" fo:font-size="10pt" fo:font-weight="bold" style:font-size-asian="10pt" style:font-weight-asian="bold" style:font-size-complex="10pt" style:font-weight-complex="bold"/>
    </style:style>
    <style:style style:name="T5" style:family="text">
      <style:text-properties fo:color="#0000ff" fo:font-style="italic"/>
    </style:style>
    <style:style style:name="T6" style:family="text">
      <style:text-properties fo:color="#0000ff" fo:font-weight="bold" style:font-weight-asian="bold" style:font-weight-complex="bold"/>
    </style:style>
    <style:style style:name="T7" style:family="text">
      <style:text-properties style:font-name="Courier New"/>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Урок 19<text:line-break/></text:p>
      <text:p text:style-name="P2">Мережеві засоби <text:s/>Java</text:p>
      <text:p text:style-name="P1"/>
      <text:list xml:id="list6231688774827778834" text:style-name="L1">
        <text:list-item>
          <text:p text:style-name="P10">Робота в WWW </text:p>
        </text:list-item>
        <text:list-item>
          <text:p text:style-name="P10">Робота по протоколу TCP </text:p>
        </text:list-item>
        <text:list-item>
          <text:p text:style-name="P10">Робота по протоколу UDP </text:p>
        </text:list-item>
      </text:list>
      <text:p text:style-name="P6"/>
      <text:p text:style-name="P7">Коли число компютерів в установі перевалює за десяток і співробітникам набридає бігати з дискетами один до одного для обміна файлами, тоді в компютери вставляються мережеві карти, протягуються кабелі і компьютери обєднуються вмережу. Спочатку всі компютери в мережі рівноправні, вони роблять одне і те ж — це <text:span text:style-name="T1">однорангова </text:span>(<text:span text:style-name="T3">peer-to-peer</text:span>) мережа. Потім купують компютер з великими і швидкими жорсткими дисками, і всі файли уустанови починають зберігатися на даних дисках — цей компютер становиться файл-сервером, що надає послуги зберігання, пошуку, архівації файлів. Потім купують дорогий і швидкий принтер. Компютер, звязаний з ним, становиться принт-сервером, надаючим послуги друку. Потім появляються графічний сервер, обчислювальний сервер, сервер бази даних. Решта компютерів становляться кліентами цих серверів. Така архітектура мережі називається архітектурою <text:span text:style-name="T1">кліент-сервер </text:span>(<text:span text:style-name="T3">client-server</text:span>). </text:p>
      <text:p text:style-name="P6"/>
      <text:p text:style-name="P7">Сервер постійно знаходиться в стані очікування, він <text:span text:style-name="T1">прослуховує </text:span>(<text:span text:style-name="T3">listen</text:span>) мережу, чекаючи запиту від клієнтів. Клієнт звязується з сервером і посилає йому <text:span text:style-name="T1">запит </text:span>(<text:span text:style-name="T3">request</text:span>) з описанням послуги, наприклад, імя потрібного файла. Сервер обробляє запит і відправляє відповідь (<text:span text:style-name="T3">response</text:span>), в нашому прикладі, файл, або повідомлення про неможливість надати послугу. Після цього звязок може бути розірваним або продовжитися, організуючи сеанс звязку, названий <text:span text:style-name="T1">сесією </text:span>(<text:span text:style-name="T3">session</text:span>).</text:p>
      <text:p text:style-name="P7"><text:s/></text:p>
      <text:p text:style-name="P7">Запити клієнта і відповіді сервера формуються по строгим правилам, сукупність яких утворює <text:span text:style-name="T1">протокол </text:span>(<text:span text:style-name="T3">protocol)</text:span> звязку. Всякий протокол повинен, перш за все, містить правила зєднання компютерів. Клієнт перед посиланням запиту повинен впевнитися, що сервер в робочому стані, прослуховує мережу, і почув клієнта. Пославши запит, клієнт повинен бути упевненим, що запит дійшов до сервера, сервер зрозумів запит і готовий відповісти на нього. Сервер повинен упевнитися, що відповідь дійшла до кліента. <text:s text:c="2"/>Закінчення сесії повинно бути чітко зафіксовано, щоб сервер міг звільнити ресурси, заняті обрабкою запитів клієнта. </text:p>
      <text:p text:style-name="P6"/>
      <text:p text:style-name="P7">Всі правила, утворюючі протокол, повинні бути зрозумілими, однозначними і короткими, щоб не загромождати мережу. Тому повідомлення, що пересилаються по мережі, нагадують шифровки, в них має значення кожний біт. Отже, всі мережеві зєднання основані на трьох основних поняттях: клієнт, сервер і протокол. Клієнт і сервер — поняття відносні. В одній сесії компютер може бути сервером, а в другій — клієнтом. Наприклад, файл-сервер може послати принт-серверу файл на друк, становлячись його клієнтом. </text:p>
      <text:p text:style-name="P6"/>
      <text:p text:style-name="P7">Для обслуговування протоколу: формування запитів і відповідей, перевірок їх відповідності протоколу, розшифровки повідомлень, звязку з мережевими пристроями створюється программа, що складається із двох частин. Одна частина програми працює на сервері, друга — на клієнті. Ці частини так і називаються серверною частиною програми і клієнтською частиною програми, або, коротше, сервером і клієнтом. Дуже часто клієнтська і серверна частини програми пишуться окремо, різними фірмами, оскільки від цих програм вимагається тільки, щоб вони дотримувалися протоколу. Більш того, по кожному протоколу працюють десятки клієнтів і серверів, що відрізняються різними зручностями. </text:p>
      <text:p text:style-name="P6"/>
      <text:p text:style-name="P7">Звичайно на одному компютері-сервері працюють декілька програм-серверів. Одна програма займається електронною поштою, друга — пересилкою файлів, третя надає <text:span text:style-name="T3">Web</text:span>-сторінки. Для того щоб їх відрізняти, кожній програмі-серверу надається <text:span text:style-name="T1">номер порта </text:span>(<text:span text:style-name="T3">port</text:span>). Це просто ціле додатне число, яке указує клієнт, що звертається до певної програми-серверу. Число, взагалі кажучи, може бути будь-яким, але найбільш розповсюдженим протоколам даються стандартні номери, щоб клієнти були твердо упевнені, що звертаються до потрібного сервера. Так, стандартний номер порта электронної пошти 25, пересилки файлів — 21, <text:span text:style-name="T3">Web</text:span>-сервера — 80. Стандартні номери простягаються від 0 до 1023. Числа, починаючи з 1024 до 65 535, можна використовувати для своїх власних номерів портів. </text:p>
      <text:p text:style-name="P6"/>
      <text:p text:style-name="P7">Все це схоже на телевізійні канали. Клієнт-телевізор звертається за допомогою антени до сервера-телецентру і вибирає номер каналу. Він уупевнений, що на першому каналі НТН, на ругому — 1+1 і т. д. Щоб рівномірно розподілити навантаження на сервер, часто декілька портів прослуховуються <text:soft-page-break/>програмами-серверами одного типу. <text:span text:style-name="T3">Web</text:span>-сервер, крім порту з номером 80, может прослуховувать порт 8080, 8001 і ще який-небудь. </text:p>
      <text:p text:style-name="P6"/>
      <text:p text:style-name="P7">В процесі передачі повідомлення використовується декілька протоколів. Навіть коли ми відправляємо листа, ми спочатку пишемо повідомлення, починаючи його: "Вельмишановний Іване Петровичу!" і закінчуючи: "Щиро Ваш". Це один протокол. Можна почати листа словами: "Вася, привіт!" і закінчити: "Ну, пока". Це інший протокол. Потім ми кладемо листа в конверт і пишемо на ньому адресу по протоколу, запропонованому Міністерством звязку. Потім лист попадає на пошту, упаковується в мішок, на якому пишеться адреса по протоколу поштового звязку. Мішок завантажується в літак чи потяг, який переміщається по своєму протоколу. Зверніть увагу, що кожний протокол тільки додає до повідомлення свою інформацію, не змінюючи його, нічого не знаяючи про те, що зроблено по попередньому протоколу і що буде зроблено по правилах наступного протокола. Це дуже зручно — можна програмувати один протокол, нічого не знаяючи про інші протоколи. </text:p>
      <text:p text:style-name="P6"/>
      <text:p text:style-name="P7">Перш ніж дійти до адресата, лист проходить зворотний шлях: виймається із літака чи потяга, потім із мішка, потім із конверта. Тому говорять про стек (stack) протоколів: "Першим прийшов, останнім вийшов". В сучасних глобальних мережах прийнятий стек із чотирьох протоколів, названий стеком протоколів <text:span text:style-name="T3">TCP/IP</text:span>. Спочатку ми пишемо повідомлення, користуючись програмою, реалізуючу <text:span text:style-name="T1">прикладний </text:span>(application) протокол: <text:span text:style-name="T3">HTTP (80), SMTP (25), TELNET (23), FTP (21), РОРЗ (100)</text:span> або інший протокол. В дужках записано стандартний номер порта. Потім повідомлення обробляється по <text:span text:style-name="T1">транспортному </text:span>(transport) протоколу. До нього додають номера портів відправника <text:s/>і отримувача, контрольна сума і довжина повідомлення. Найбільш розповсюджені транспортні протоколи <text:span text:style-name="T3">TCP (Transmission Control Protocol) і UDP (User Datagram Protocol)</text:span>. В результаті работи протокола <text:span text:style-name="T3">TCP</text:span> получається <text:span text:style-name="T5">TCP</text:span><text:span text:style-name="T1">-пакет </text:span>(<text:span text:style-name="T3">packet</text:span>), а протокола <text:span text:style-name="T3">UDP</text:span> — <text:span text:style-name="T1">дейтаграма </text:span>(<text:span text:style-name="T3">datagram</text:span>). </text:p>
      <text:p text:style-name="P6"/>
      <text:p text:style-name="P7">Дейтаграма невелика — всього біля кілобайта, тому повідомлення ділиться на частини, із яких створюються окремі дейтаграми. Дейтаграми посилаються одна за другою. Вни можуть іти до отримувача <text:s/>різними маршрутами, прийти зовсім в іншому порядку, деякі дейтаграми можуть загубитися. Прикладна програм отримувача повинна сама потурбуватися про те, щоб зібрати із отриманих дейтаграм вихідне повідомлення. Для цього звичайно перед посилкою частини повідомлення нумеруються, як сторінки в книзі. Таким чином, протокол <text:span text:style-name="T3">UDP</text:span> працює як поштова служба. Посилаяючи книгу, ми розрізаємо її на сторінки, кожну сторінку відправляємо в своєму конверті, і ніколи не впевнені, що всі листи дойдуть до адресата. </text:p>
      <text:p text:style-name="P6"/>
      <text:p text:style-name="P7"><text:span text:style-name="T3">ТСР</text:span>-пакет тоже невеликий, і пересилання також іде оремими пакетами, але протокол <text:span text:style-name="T3">TCP</text:span> забезпечує надійний звязок. Спочатку установлюється зєднання з отримувачем. Тільки після цього посилаються пакеты. Отримання кожного пакета підтверджується отримувачем, при помилці посилка пакета повторяється. Повідомленн акуратно збирається отримуваче. Для відправника і отримувача створюється враження, що пересилаються не пакети, а суцільний потік байтів, тому передачу повідомлень по протоколу <text:span text:style-name="T3">TCP</text:span> часто називають передачею потоком. Звязок по протоколу <text:span text:style-name="T3">TCP</text:span> більше нагадує телефону розмову, ніж поштовий звязок. </text:p>
      <text:p text:style-name="P6"/>
      <text:p text:style-name="P7">Далі повідомленням займається протокол, реалізуючий мережевий<text:span text:style-name="T1"> </text:span>(<text:span text:style-name="T3">network</text:span>) протокол. Частіше всього це протокол<text:span text:style-name="T3"> IP (Internet Protocol)</text:span>. Він додає до повідомлення адресу відправника і адресу отримувача, і другі дані. В результаті одержується <text:span text:style-name="T5">IP</text:span><text:span text:style-name="T1">-пакет.</text:span> Нарешті, <text:span text:style-name="T3">IP</text:span>-пакет поступає в програму, працюючій по <text:span text:style-name="T1">канальному </text:span><text:span text:style-name="T3">(link)</text:span> протоколу <text:span text:style-name="T3">ENET, SLIP, PPP</text:span>, і повідомлення приймає вид, придатний для передачі по мережі. </text:p>
      <text:p text:style-name="P6"/>
      <text:p text:style-name="P7">На стороні отримувача повідомлення проходить через ці чотири рівня протоколів у зворотному порядку, звільнюючись від службової інформації, і доходить до програми, реалізуючої прикладний протокол. Яка ж адреса заноситься в <text:span text:style-name="T3">IP</text:span>-пакет? Кожний компютер або інший пристрій, підключений до обєднання мереж <text:span text:style-name="T3">Internet</text:span>, так званий <text:span text:style-name="T1">хост </text:span>(<text:span text:style-name="T3">host</text:span>), отримує унікальний номер — чотирибайтове ціле число, назване <text:span text:style-name="T5">IP</text:span><text:span text:style-name="T1">-адресою </text:span>(<text:span text:style-name="T3">IP-address</text:span>). По традиції вміст кожного байта записується десятковим числом від 0 до 255, названим <text:span text:style-name="T1">октетом </text:span>(<text:span text:style-name="T3">octet</text:span>), і ці числа пишуться через точку: 138.2.45.12 або 17.056.215.38. <text:span text:style-name="T3">IP</text:span>-адреса зручна для машини, але незручна для людини. Уявіть собі рекламний заклик: "Заходьте на наш сайт 154.223.145.26!" Тому <text:span text:style-name="T3">IP</text:span>-адреса хоста дублюється <text:span text:style-name="T1">доменним іменем </text:span>(domain name). В доменному імені присутні коротке позначення країни : <text:span text:style-name="T3">ru</text:span> — Росія, <text:span text:style-name="T3">ua</text:span> — Україна, <text:span text:style-name="T3">de</text:span> — ФРН і т. д., або позначення типу установи: <text:span text:style-name="T3">com</text:span> — комерційна структура, <text:span text:style-name="T3">org</text:span> — суспільна організація, <text:span text:style-name="T3">edu</text:span> — освітня установа. Далі указується регіон: <text:span text:style-name="T3">msc.ru</text:span> — Москва, <text:span text:style-name="T3">spb.ru</text:span> — Санкт-Петербург, <text:span text:style-name="T3">kcn.ru</text:span> — Казань, або установа: <text:span text:style-name="T3">bhv.ru</text:span> — "БХВ-Петербург", <text:span text:style-name="T3">ksu.ru</text:span> — Казанський держуніверситет, <text:span text:style-name="T3">sun.com — SUN Microsystems</text:span>. Потім підрозділ: <text:soft-page-break/><text:span text:style-name="T3">www.bhv.ru, java.sun.com.</text:span> Такий ланцюжок коротких позначень можна продовжувати і далі. В J<text:span text:style-name="T3">ava IP-</text:span>адреси і доменне імя обєднуються в один клас <text:span text:style-name="T3">inetAddress</text:span> пакета <text:span text:style-name="T3">java.net</text:span>. Екземпляр цього класу створюється статичним методом <text:span text:style-name="T3">getByName(string host)</text:span> даного ж класу, в якому аргумент <text:span text:style-name="T3">host</text:span>— це доменне імя або <text:span text:style-name="T3">IP</text:span>-адреса. </text:p>
      <text:p text:style-name="P6"/>
      <text:p text:style-name="P1"><text:bookmark text:name="1"/>Робота у WWW</text:p>
      <text:p text:style-name="P6"/>
      <text:p text:style-name="P7">Серед програмного забезпечення Internet велике розповсюдження отримала інформаційна система <text:span text:style-name="T3">WWW (World Wide Web),</text:span> основана на прикладному протоколі <text:span text:style-name="T3">HTTP (Hypertext Transfer Protocol).</text:span> В ній використовується розширена адресація, названа <text:span text:style-name="T3">URL (Uniform Resource Locator)</text:span>. Ця адресація має такі схеми: </text:p>
      <text:p text:style-name="P6"/>
      <text:p text:style-name="Standard"><text:a xlink:type="simple" xlink:href="mailto:protocol://authority@host:port/path/file#ref" text:style-name="Internet_20_link" text:visited-style-name="Visited_20_Internet_20_Link"><text:span text:style-name="T2">protocol://authority@host:port/path/file#ref</text:span></text:a><text:span text:style-name="T2"> </text:span></text:p>
      <text:p text:style-name="Standard"><text:a xlink:type="simple" xlink:href="mailto:protocol://authority@host:port/path/file/extra_path?info" text:style-name="Internet_20_link" text:visited-style-name="Visited_20_Internet_20_Link"><text:span text:style-name="T2">protocol://authority@host:port/path/file/extra_path?info</text:span></text:a><text:span text:style-name="T2"> </text:span></text:p>
      <text:p text:style-name="P6"/>
      <text:p text:style-name="P7">Тут необовязкова частина <text:span text:style-name="T3">authority</text:span> — це пара імя:пароль для доступу до хосту, <text:span text:style-name="T3">host</text:span> — це <text:span text:style-name="T3">IP</text:span>-адреса або домене імя хоста. Наприклад: </text:p>
      <text:p text:style-name="P6"/>
      <text:p text:style-name="Standard"><text:a xlink:type="simple" xlink:href="http://www.bhv.ru/" text:style-name="Internet_20_link" text:visited-style-name="Visited_20_Internet_20_Link"><text:span text:style-name="T2">http://www.bhv.ru/</text:span></text:a><text:span text:style-name="T2"> </text:span></text:p>
      <text:p text:style-name="Standard"><text:a xlink:type="simple" xlink:href="http://132.192.5.10:8080/public/some.html" text:style-name="Internet_20_link" text:visited-style-name="Visited_20_Internet_20_Link"><text:span text:style-name="T2">http://132.192.5.10:8080/public/some.html</text:span></text:a><text:span text:style-name="T2"> </text:span></text:p>
      <text:p text:style-name="Standard"><text:a xlink:type="simple" xlink:href="ftp://guest:password@lenta.ru/users/local/pub" text:style-name="Internet_20_link" text:visited-style-name="Visited_20_Internet_20_Link"><text:span text:style-name="T2">ftp://guest:password@lenta.ru/users/local/pub</text:span></text:a><text:span text:style-name="T2"> </text:span></text:p>
      <text:p text:style-name="P3">fіle:///C:/text/html/index.htm </text:p>
      <text:p text:style-name="P6"/>
      <text:p text:style-name="P7">Якщо якийсь елемент <text:span text:style-name="T3">URL</text:span> відсутній, то береться стандартне значення. Наприклад, в першому прикладі номер порта port рівний 80, а імя файла <text:span text:style-name="T3">path</text:span> — якийсь головний файл, визначений хостом, частіше всього це файл з іменем <text:span text:style-name="T3">index.html</text:span>. В третьому примкладі номер порта рівний 21. В останньому прикладі у формі <text:span text:style-name="T3">URL</text:span> просто записано імя файла <text:span text:style-name="T3">index.htm</text:span>, розташованого в розділі <text:span text:style-name="T3">С:</text:span> жорсткого диска тієї ж самої машини. </text:p>
      <text:p text:style-name="P6"/>
      <text:p text:style-name="P7">В <text:span text:style-name="T3">Java</text:span> для роботи з <text:span text:style-name="T3">URL</text:span> єсть клас <text:span text:style-name="T3">URL</text:span> пакета <text:span text:style-name="T3">java.net</text:span>. Обєкт цього класу створюється одним із шести конструкторів. В основному конструкторі <text:span text:style-name="T3">URL(String url)</text:span> задається розширена адреса <text:span text:style-name="T3">url</text:span> у вигляді рядка. Крім методів доступу <text:span text:style-name="T3">getxxxo</text:span>, дозволяючих отримати елементи <text:span text:style-name="T3">URL</text:span>, в цьому класі єсть два цікавих методи: </text:p>
      <text:list xml:id="list4596413003586375639" text:style-name="L2">
        <text:list-item>
          <text:p text:style-name="P11"><text:span text:style-name="T3">openConnection()</text:span> — визначає звязок з <text:span text:style-name="T3">URL</text:span> і повертає обєкт класу <text:span text:style-name="T3">URLConnection; </text:span></text:p>
        </text:list-item>
        <text:list-item>
          <text:p text:style-name="P12"><text:span text:style-name="T3">openStream()</text:span> — установлює звязок з <text:span text:style-name="T3">URL</text:span> і відкриває вхідний потік у вигляді повернутого обєкта класу <text:span text:style-name="T3">inputstream</text:span>. </text:p>
        </text:list-item>
      </text:list>
      <text:p text:style-name="P6"/>
      <text:p text:style-name="P6">Лістинг 19.1 показує, як легко можна отримати файл із <text:span text:style-name="T3">Internet</text:span>, користуючись методом <text:span text:style-name="T3">openStream()</text:span>. </text:p>
      <text:p text:style-name="P8"/>
      <text:p text:style-name="P1">Лістинг 19.1. Отримання Web-сторінки </text:p>
      <text:p text:style-name="P1"/>
      <text:p text:style-name="P1">i<text:span text:style-name="T7">mport java.net.*; </text:span></text:p>
      <text:p text:style-name="P5">import j ava.io.*; </text:p>
      <text:p text:style-name="P5">class SimpleURL{ </text:p>
      <text:p text:style-name="P5">public static void main(String[] args){ </text:p>
      <text:p text:style-name="P5">try{ </text:p>
      <text:p text:style-name="Standard"><text:span text:style-name="T4">URL bhv = new URL("</text:span><text:a xlink:type="simple" xlink:href="http://www.bhv.ru/" text:style-name="Internet_20_link" text:visited-style-name="Visited_20_Internet_20_Link">http://www.bhv.ru/</text:a><text:span text:style-name="T4">"); </text:span></text:p>
      <text:p text:style-name="P5">BufferedReader br = new BufferedReader( </text:p>
      <text:p text:style-name="P5">new InputStreamReader(bhv.openStream())); </text:p>
      <text:p text:style-name="P5">String line; </text:p>
      <text:p text:style-name="P5">while ((line = br.readLine()) != null) </text:p>
      <text:p text:style-name="P5">System.out.println(line); </text:p>
      <text:p text:style-name="P5">br.close(); </text:p>
      <text:p text:style-name="P5">}catch(MalformedURLException me){ </text:p>
      <text:p text:style-name="P5">System.err.println("Unknown host: " + me); </text:p>
      <text:p text:style-name="P5">System.exit(0); </text:p>
      <text:p text:style-name="P5">}catch(IOException ioe){ </text:p>
      <text:p text:style-name="P5">System.err.println("Input error: " + ioe); </text:p>
      <text:p text:style-name="P5">} </text:p>
      <text:p text:style-name="P5">} </text:p>
      <text:p text:style-name="P5"><text:soft-page-break/>} </text:p>
      <text:p text:style-name="P5"/>
      <text:p text:style-name="P7">Якщо вам треба не тільки отримати інформацію з хосту, але і узнати її тип: текст, гіпертекст, архівний файл, зображення, звук, або вияснити довжину файла, або передати інформацію на хост, то необхідно спочатку методом <text:span text:style-name="T3">openConnection()</text:span> створити обєкт класу <text:span text:style-name="T3">URLConnection</text:span> або його підкласу <text:span text:style-name="T3">HttpURLConnection</text:span>. Після створення обєкта зєднання ще не установлено, і можна задати параметри звязку. Це робиться настуними методами: </text:p>
      <text:p text:style-name="P6"/>
      <text:list xml:id="list477012620161386968" text:style-name="L3">
        <text:list-item>
          <text:p text:style-name="P13"><text:span text:style-name="T3">setDoOutput (boolean out)</text:span> — якщо аргумент <text:span text:style-name="T3">out </text:span>рівний <text:span text:style-name="T3">true</text:span>, то передача піде від клієнта на хост; значення по замовчуванню <text:span text:style-name="T3">false</text:span>; </text:p>
        </text:list-item>
        <text:list-item>
          <text:p text:style-name="P13"><text:span text:style-name="T3">setDoІnput (boolean in)</text:span> — якщо аргумент <text:span text:style-name="T3">in</text:span> рівний <text:span text:style-name="T3">true</text:span>, то передача піде з хоста до клієнта; значення по замовчуванню <text:span text:style-name="T3">true</text:span>, але якщо уже виконано <text:span text:style-name="T3">setDoOutput(true)</text:span>, то значення по по замовчуванню рівне <text:span text:style-name="T3">false</text:span>; </text:p>
        </text:list-item>
        <text:list-item>
          <text:p text:style-name="P13"><text:span text:style-name="T3">setUseCaches (boolean cache)</text:span> — якщо аргумент <text:span text:style-name="T3">cache</text:span> рівний <text:span text:style-name="T3">false</text:span>, то передача піде без кешування, якщо <text:span text:style-name="T3">true</text:span>, то приймається режим по замовчуванню; </text:p>
        </text:list-item>
        <text:list-item>
          <text:p text:style-name="P13"><text:span text:style-name="T3">setDefaultUseCaches(boolean default)</text:span> — якщо аргумент <text:span text:style-name="T3">default</text:span> рівний <text:span text:style-name="T3">true</text:span>, то приймається режим кешування, передбачений протоколом; </text:p>
        </text:list-item>
        <text:list-item>
          <text:p text:style-name="P13"><text:span text:style-name="T3">setRequestProperty(String name, String value)</text:span> — додає параметр <text:span text:style-name="T3">name</text:span> із значенням <text:span text:style-name="T3">value</text:span> до заголовку посланого повідомлення. </text:p>
        </text:list-item>
      </text:list>
      <text:p text:style-name="P6"/>
      <text:p text:style-name="P7">Після задання параметрів треба установити зєднання методом <text:span text:style-name="T3">connect()</text:span>. Після зєднання задання параметрів уже неможливо. Треба врахувати, що деякі методи доступу <text:span text:style-name="T3">getxxxo</text:span>, якимм треба отримати своі значення з хосту, автоматично устанавлюють зєднання, і звертання до методу <text:span text:style-name="T3">connect()</text:span> становиться зайвим. <text:span text:style-name="T3">Web</text:span>-сервер повертає інформацію, запрошену клієнтом, разом із заголовком, дані із якого можна отримати методами <text:span text:style-name="T3">getxxxo</text:span>, наприклад: </text:p>
      <text:p text:style-name="P6"/>
      <text:list xml:id="list125090567621878772" text:style-name="L4">
        <text:list-item>
          <text:p text:style-name="P14"><text:span text:style-name="T3">getСontentType()</text:span> — повртає рядок типу string, що показує тип пересланої інформації, наприклад, <text:span text:style-name="T3">"text/html"</text:span>, або <text:span text:style-name="T3">null</text:span>, якщо сервер його не указав; </text:p>
        </text:list-item>
        <text:list-item>
          <text:p text:style-name="P14"><text:span text:style-name="T3">getСontentLength() </text:span>— повертає довжину отриманої інформації в байтах або — 1, якщо сервер її не указав; </text:p>
        </text:list-item>
        <text:list-item>
          <text:p text:style-name="P18"><text:span text:style-name="T3">getСontent ()</text:span> — повертає отриману інформаціюу іигляді обєкта типу <text:span text:style-name="T3">Object</text:span>; </text:p>
        </text:list-item>
        <text:list-item>
          <text:p text:style-name="P14"><text:span text:style-name="T3">getContentEncoding()</text:span> — повертає рядок типу string з кодуванням отриманої інформації, або <text:span text:style-name="T3">null</text:span>, якщо сервер її не указав. </text:p>
        </text:list-item>
      </text:list>
      <text:p text:style-name="P6"/>
      <text:p text:style-name="P6">Два методи повертають потоки введення/виведення, створені для даного зєднання: </text:p>
      <text:p text:style-name="P6"/>
      <text:list xml:id="list4154728673660414665" text:style-name="L5">
        <text:list-item>
          <text:p text:style-name="P19"><text:span text:style-name="T3">getlnputStream()</text:span> — повертає вхідний потік типу <text:span text:style-name="T3">InputStream</text:span>; </text:p>
        </text:list-item>
        <text:list-item>
          <text:p text:style-name="P19"><text:span text:style-name="T3">getOutputStream()</text:span> — повертає вихідний потік типу <text:span text:style-name="T3">OutputStream</text:span>. </text:p>
        </text:list-item>
      </text:list>
      <text:p text:style-name="P6"/>
      <text:p text:style-name="P7">Інші методи, а їх близьо двадцати, повертають різні параметри зєднання. Звернення до методу <text:span text:style-name="T3">bhv.Оpenstream()</text:span>, записане в лістинзі 19.1, — це, на самім ділі, скорочення запису <text:span text:style-name="T3">bhv.openConnection().getlnputStream()</text:span>. В лістинзі 19.2 показано, як переслати рядок тексту по адресу <text:span text:style-name="T3">URL</text:span>. Web-сервер, який отримує цей рядок, не знає, що робити з отриманою інформацією. Занести її в файл? Але з яким іменем, і чи має він право створювати файли? Переслати на іншу машину? Але куди? Вихід було знайдено в системі <text:span text:style-name="T3">CGI (Common Gateway Interface)</text:span>, яка працює наступним чином. При посилці повідомлення мы указуємо <text:span text:style-name="T3">URL</text:span> виконуваного файлу деякої програми, розміщеної на машині-сервері. Отримавши повідомлення, <text:span text:style-name="T3">Web</text:span>-сервер запускає цю програму і передає повідомлення на її стандартне введення. Саме програма і знає, що робити з отриманим повідомленням. Вона опрацьовує повідомлення і виводить результат на своє стандартне виведення. <text:span text:style-name="T3">Web</text:span>-сервер підключається до стандартного виведення, приймає результат і відправляє його назад клієнту. <text:span text:style-name="T3">CGI</text:span>-программу можна написати на будь-якій мові: <text:span text:style-name="T3">С, C++, Pascal, Perl, PHP</text:span>, лиш би в ній було стандартне введення і стандартне виведення. Можна написати її і на <text:span text:style-name="T3">Java</text:span>, але в технології <text:span text:style-name="T3">Java</text:span> єсть більш досконале виріщення цієї задачі за допомогою сервлетів (<text:span text:style-name="T3">servlets</text:span>). <text:span text:style-name="T3">CGI</text:span>-програми звичайно лежать на сервері в каталозі <text:span text:style-name="T3">cgi-bin</text:span>. </text:p>
      <text:p text:style-name="P8"/>
      <text:p text:style-name="P1">Лістинг 19.2. Посилка рядка на адресу URL </text:p>
      <text:p text:style-name="P1"/>
      <text:p text:style-name="P5">import java.net.*; </text:p>
      <text:p text:style-name="P5">import java.io.*; </text:p>
      <text:p text:style-name="P5">class PostURL{ </text:p>
      <text:p text:style-name="P5">public static void main(String[] args){ </text:p>
      <text:p text:style-name="P5"><text:soft-page-break/>String req = "This text is posting to URL"; </text:p>
      <text:p text:style-name="P5">try{ </text:p>
      <text:p text:style-name="P5">// Указуємо URL потрібної CGI-програми </text:p>
      <text:p text:style-name="Standard"><text:span text:style-name="T4">URL url = new URL("</text:span><text:a xlink:type="simple" xlink:href="http://www.bhv.ru/cgi-bin/some.pl" text:style-name="Internet_20_link" text:visited-style-name="Visited_20_Internet_20_Link">http://www.bhv.ru/cgi-bin/some.pl</text:a><text:span text:style-name="T4">"); </text:span></text:p>
      <text:p text:style-name="P5">// Створюємо обєект uc </text:p>
      <text:p text:style-name="P5">URLConnection uc = url.openConnection(); </text:p>
      <text:p text:style-name="P5">// Збираємось відправляти</text:p>
      <text:p text:style-name="P5">uc.setDoOutput(true); </text:p>
      <text:p text:style-name="P5">// і отримувати повідомлення</text:p>
      <text:p text:style-name="P5">uc.setDoInput(true); </text:p>
      <text:p text:style-name="P5">// без кэшування</text:p>
      <text:p text:style-name="P5">uc.setUseCaches(false); </text:p>
      <text:p text:style-name="P5">// Задаємо тип </text:p>
      <text:p text:style-name="P5">uc.setRequestProperty("content-type", </text:p>
      <text:p text:style-name="P5">"application/octet-stream"); </text:p>
      <text:p text:style-name="P5">// і довжину повідомлення </text:p>
      <text:p text:style-name="P5">uc.setRequestProperty("content-length", "" + req.length()); </text:p>
      <text:p text:style-name="P5">// Установлюємо звязок</text:p>
      <text:p text:style-name="P5">uc.connect(); </text:p>
      <text:p text:style-name="P5">// Відкриваємо вихідний потік </text:p>
      <text:p text:style-name="P5">DataOutputStream dos = new DataOutputStream( uc.getOutputStreamO); </text:p>
      <text:p text:style-name="P5">// і виводим в нього повідомлення, посилаючи його на адресу</text:p>
      <text:p text:style-name="P5">URL dos.writeBytes(req); </text:p>
      <text:p text:style-name="P5">// Закриваємо вихідний потік </text:p>
      <text:p text:style-name="P5">dos.close(); </text:p>
      <text:p text:style-name="P5">// Відкриваємо вхідний потік для відповіді сервера </text:p>
      <text:p text:style-name="P5">BufferedReader br = new BufferedReader(new InputStreamReader( </text:p>
      <text:p text:style-name="P5">uc.getlnputStream() )) ; </text:p>
      <text:p text:style-name="P5">String res = null; </text:p>
      <text:p text:style-name="P5">// Читаємо відповідь сервера і виводимо його на консоль </text:p>
      <text:p text:style-name="P5">while ((res = br.readLine()) != null) </text:p>
      <text:p text:style-name="P5">System.out.println(res); </text:p>
      <text:p text:style-name="P5">br.close () ; </text:p>
      <text:p text:style-name="P5">}catch(MalformedURLException me){ </text:p>
      <text:p text:style-name="P5">System.err.println(me); </text:p>
      <text:p text:style-name="P5">}catch(UnknownHostException he){ </text:p>
      <text:p text:style-name="P5">System.err.println(he); </text:p>
      <text:p text:style-name="P5">}catch(UnknownServiceException se){ </text:p>
      <text:p text:style-name="P5">System.err.println(se); </text:p>
      <text:p text:style-name="P5">}catch(IOException ioe){ </text:p>
      <text:p text:style-name="P5">System.err.println(ioe); </text:p>
      <text:p text:style-name="P5">} </text:p>
      <text:p text:style-name="P5">} </text:p>
      <text:p text:style-name="P5">} </text:p>
      <text:p text:style-name="P4"/>
      <text:p text:style-name="P1"><text:bookmark text:name="2"/>Робота по протоколу TCP </text:p>
      <text:p text:style-name="P6"/>
      <text:p text:style-name="P7">Програми-сервери, прослуховуючі свої порти, працюють під управлінням операційної системи. У машин-серверів можуть бути самі різноманітні операційні системи, особливості яких передаються програмам-серверам. Щоб згладити відмінності в реалізаціях різних серверів, між сервером і портом введений проміжний програмний шар, названий <text:span text:style-name="T1">сокетом </text:span>(<text:span text:style-name="T3">socket</text:span>). Англійське слово <text:span text:style-name="T3">socket</text:span> перекладається як электричний розїм, розетка. Так само як до розетки за допомогою вилки можна підключити будь-який электричний пристрій, лиш би він був розрахований на 220 В і 50 Гц, до сокета можна приєднати будь-якого клієнта, лиш би він працював по тому ж протоколу, що і сервер. Кожний сокет звязаний (<text:span text:style-name="T3">bind</text:span>) з одним портом, говорять, що сокет прослуховує (<text:span text:style-name="T3">listen</text:span>) порт. Зєднання за допомого сокетів установлюється так. </text:p>
      <text:p text:style-name="P6"/>
      <text:list xml:id="list403394281660888881" text:style-name="L6">
        <text:list-item>
          <text:p text:style-name="P20">Сервер створює сокет, прослуховуючий порт сервера. </text:p>
        </text:list-item>
        <text:list-item>
          <text:p text:style-name="P15">Клієнт також створює сокет, через який звязується з сервером, сервер починає устанавлювати <text:soft-page-break/>(<text:span text:style-name="T3">accept</text:span>) звязок з клієентом. </text:p>
        </text:list-item>
        <text:list-item>
          <text:p text:style-name="P15">Устанавлюючи звязок, сервер створює новый сокет, прослуховуючий порт з другим, новим номером, і повідоляє цей номер клієнту. </text:p>
        </text:list-item>
        <text:list-item>
          <text:p text:style-name="P20">Клієнт посилає запит на сервер через порт з новим номером. </text:p>
        </text:list-item>
      </text:list>
      <text:p text:style-name="P6"/>
      <text:p text:style-name="P7">Після цього зєднання становиться <text:s/>симетричним — два сокети обмінюються інформацією, а сервер через старий сокет продовжує прослуховувати попередній порт, чекаючи наступного клієнта. В <text:span text:style-name="T3">Java</text:span> сокет — це обєкт класу <text:span text:style-name="T3">socket</text:span> із пакета <text:span text:style-name="T3">java.io</text:span>. В класі шість конструкторів, в які різними способами заноситься адреса хоста і номер порта. Частіше всього застосовується конструктор </text:p>
      <text:p text:style-name="P6"/>
      <text:p text:style-name="P3">Socket(String host, int port) </text:p>
      <text:p text:style-name="P6"/>
      <text:p text:style-name="P6">Численні методы доступу установлюють і отримують параметри сокета. Ми не будемо заглиблюватися в їх вивчення. Нам знадобляться тільки методи, створюючі потоки введення/виведення: </text:p>
      <text:p text:style-name="P6"/>
      <text:list xml:id="list3927172486898813392" text:style-name="L7">
        <text:list-item>
          <text:p text:style-name="P21"><text:span text:style-name="T3">getlnputStream()</text:span> — повертає вхідний потік типу <text:span text:style-name="T3">InputStream; </text:span></text:p>
        </text:list-item>
        <text:list-item>
          <text:p text:style-name="P21"><text:span text:style-name="T3">getOutputStream()</text:span> — повертає вихідний потік типу <text:span text:style-name="T3">OutputStream</text:span>. </text:p>
        </text:list-item>
      </text:list>
      <text:p text:style-name="P6"/>
      <text:p text:style-name="P6">Приведемо приклад отримання файла з серверу по максимально спрощеному протоколу HTTP. </text:p>
      <text:p text:style-name="P6"/>
      <text:list xml:id="list8020430690137266848" text:style-name="L8">
        <text:list-item>
          <text:p text:style-name="P16">Клієнт посилає серверу запит на отримання файла рядком <text:span text:style-name="T3">"POST filename HTTP/1.l\n\n"</text:span>, де <text:span text:style-name="T3">filename</text:span> — рядок із шляхом до файлу на сервері. </text:p>
        </text:list-item>
        <text:list-item>
          <text:p text:style-name="P16">Сервер аналізує рядок, відшукує файл з іменем <text:span text:style-name="T3">filename</text:span> і повертає його клієнту. Якщо імя файла filename закінчується похилою рискою /, то сервер розуміє його як імя каталога і повертає файл index.html, <text:s text:c="2"/>що знаходиться в цьому каталозі. </text:p>
        </text:list-item>
        <text:list-item>
          <text:p text:style-name="P16">Перед вмістом файла сервер посилає рядок виду <text:span text:style-name="T3">"HTTP/1.1 code OK\n\n"</text:span>, де <text:span text:style-name="T3">code</text:span> — це код відповіді, одно із чисел: 200 — запит задоволений, файл посилається; 400 — запит не зрозумілий; 404 — файл не знайдено. </text:p>
        </text:list-item>
        <text:list-item>
          <text:p text:style-name="P16">Сервер закриває сокет і продовжує слухати порт, чекаючи наступного запиту. </text:p>
        </text:list-item>
        <text:list-item>
          <text:p text:style-name="P16">Клієнт виводить вміст отриманого файла в стандартне виведення <text:span text:style-name="T3">System.out</text:span> або виводить код повідомлення сервера в стандартне виведення повідомлень <text:span text:style-name="T3">System.err. </text:span></text:p>
        </text:list-item>
        <text:list-item>
          <text:p text:style-name="P16">Клієнт закриває сокет, завершуючи звязок. </text:p>
        </text:list-item>
      </text:list>
      <text:p text:style-name="P6"/>
      <text:p text:style-name="P6">Цей протокол реалізується в клієнтській програмі лістинга 19.3 і серверній програмі лістинга 19.4. </text:p>
      <text:p text:style-name="P6"/>
      <text:p text:style-name="P1">Лістинг 19.3. Спрощений HTTP-клієнт </text:p>
      <text:p text:style-name="P1"/>
      <text:p text:style-name="P5">import java.net.*; </text:p>
      <text:p text:style-name="P5">import java.io.*; </text:p>
      <text:p text:style-name="P5">import java.util.*; </text:p>
      <text:p text:style-name="P5">class Client{ </text:p>
      <text:p text:style-name="P5">public static void main(String[] args){ </text:p>
      <text:p text:style-name="P5">if (args.length != 3){ </text:p>
      <text:p text:style-name="P5">System.err.println("Usage: Client host port file"); </text:p>
      <text:p text:style-name="P5">System.exit(0) ; </text:p>
      <text:p text:style-name="P5">} </text:p>
      <text:p text:style-name="P5">String host = args[0]; </text:p>
      <text:p text:style-name="P5">int port = Integer.parselnt(args[1]); </text:p>
      <text:p text:style-name="P5">String file = args[2]; </text:p>
      <text:p text:style-name="P5">try{ </text:p>
      <text:p text:style-name="P5">Socket sock = new Socket(host, port); </text:p>
      <text:p text:style-name="P5">PrintWriter pw = new PrintWriter(new OutputStreamWriter( </text:p>
      <text:p text:style-name="P5">sock.getOutputStreamf)), true); </text:p>
      <text:p text:style-name="P5">pw.println("POST " + file + " HTTP/1.l\n"); </text:p>
      <text:p text:style-name="P5">BufferedReader br = new BufferedReader(new InputStreamReader( </text:p>
      <text:p text:style-name="P5">sock.getlnputStream() ) ) ; </text:p>
      <text:p text:style-name="P5">String line = null; </text:p>
      <text:p text:style-name="P5">line = br.readLine(); </text:p>
      <text:p text:style-name="P5">StringTokenizer st = new StringTokenizer(line); </text:p>
      <text:p text:style-name="P5">String code = null; </text:p>
      <text:p text:style-name="P5"><text:soft-page-break/>if ((st.countTokens() &gt;= 2) &amp;&amp; st.nextToken().equals("POST")){ </text:p>
      <text:p text:style-name="P5">if ((code = st.nextToken()) != "200") { </text:p>
      <text:p text:style-name="P5">System.err.println("File not found, code = " + code); </text:p>
      <text:p text:style-name="P5">System.exit (0); </text:p>
      <text:p text:style-name="P5">} </text:p>
      <text:p text:style-name="P5">} </text:p>
      <text:p text:style-name="P5">while ((line = br.readLine()) != null) </text:p>
      <text:p text:style-name="P5">System.out.println{line); </text:p>
      <text:p text:style-name="P5">sock.close(); </text:p>
      <text:p text:style-name="P5">}catch(Exception e){ </text:p>
      <text:p text:style-name="P5">System.err.println(e); </text:p>
      <text:p text:style-name="P5">} </text:p>
      <text:p text:style-name="P5">} </text:p>
      <text:p text:style-name="P5">} </text:p>
      <text:p text:style-name="P5"/>
      <text:p text:style-name="P7">Закриття потоків введення/виведення викликає закриття сокета. Навпаки, закриття сокета закриває і потоки. Для створення сервера в пакеті <text:span text:style-name="T3">java.net</text:span> єсть клас <text:span text:style-name="T3">serversocket</text:span>. В конструкторі цього класу указується номер порта </text:p>
      <text:p text:style-name="P6"/>
      <text:p text:style-name="P3">ServerSocket(int port) </text:p>
      <text:p text:style-name="P6"/>
      <text:p text:style-name="P7">Основний метод цього класу <text:span text:style-name="T3">accept()</text:span> очікує появу запиту. Коли запитс отриманий, метод установлює зєднання з клієнтом і повертає обєкт класу <text:span text:style-name="T3">socket</text:span>, через який сервер буде обмінюватися інформацією з клієнтом. </text:p>
      <text:p text:style-name="P6"><text:line-break/><text:span text:style-name="T6">Лістинг 19.4. Спрощений HTTP-сервер </text:span></text:p>
      <text:p text:style-name="P1"/>
      <text:p text:style-name="P5">import j ava.net.*; </text:p>
      <text:p text:style-name="P5">import java.io.*; </text:p>
      <text:p text:style-name="P5">import j ava.uti1.*; </text:p>
      <text:p text:style-name="P5">class Server! </text:p>
      <text:p text:style-name="P5">public static void main(String[] args){ </text:p>
      <text:p text:style-name="P5">try{ </text:p>
      <text:p text:style-name="P5">ServerSocket ss = new ServerSocket(Integer.parselnt(args[0])); </text:p>
      <text:p text:style-name="P5">while (true) </text:p>
      <text:p text:style-name="P5">new HttpConnect(ss.accept()); </text:p>
      <text:p text:style-name="P5">}catch(ArraylndexOutOfBoundsException ae){ </text:p>
      <text:p text:style-name="P5">System.err.println("Usage: Server port"); </text:p>
      <text:p text:style-name="P5">System.exit(0); </text:p>
      <text:p text:style-name="P5">}catch(IOException e){ </text:p>
      <text:p text:style-name="P5">System.out.println(e); </text:p>
      <text:p text:style-name="P5">} </text:p>
      <text:p text:style-name="P5">} </text:p>
      <text:p text:style-name="P5">} </text:p>
      <text:p text:style-name="P5">class HttpConnect extends Thread{ </text:p>
      <text:p text:style-name="P5">private Socket sock; </text:p>
      <text:p text:style-name="P5">HttpConnect(Socket s) { </text:p>
      <text:p text:style-name="P5">sock = s; </text:p>
      <text:p text:style-name="P5">setPriority(NORM_PRIORITY - 1); </text:p>
      <text:p text:style-name="P5">start {) ; </text:p>
      <text:p text:style-name="P5">} </text:p>
      <text:p text:style-name="P5">public void run(){ </text:p>
      <text:p text:style-name="P5">try{ </text:p>
      <text:p text:style-name="P5">PrintWriter pw = new PrintWriter(new OutputStreamWriter( </text:p>
      <text:p text:style-name="P5">sock.getOutputStream()}, true); </text:p>
      <text:p text:style-name="P5">BufferedReader br = new BufferedReader(new InputStreamReader( </text:p>
      <text:p text:style-name="P5">sock.getlnputStream() ) ) ; </text:p>
      <text:p text:style-name="P5">String req = br.readLine(); </text:p>
      <text:p text:style-name="P5">System.out.println("Request: " + req); </text:p>
      <text:p text:style-name="P5">StringTokenizer st = new StringTokenizer(req); </text:p>
      <text:p text:style-name="P5"><text:soft-page-break/>if ((st.countTokens() &gt;= 2) &amp;&amp; st.nextToken().equals("POST")){ </text:p>
      <text:p text:style-name="P5">if ((req = st.nextToken()).endsWith("/") II req.equals("")) </text:p>
      <text:p text:style-name="P5">req += "index.html"; </text:p>
      <text:p text:style-name="P5">try{ </text:p>
      <text:p text:style-name="P5">File f = new File(req); </text:p>
      <text:p text:style-name="P5">BufferedReader bfr = new BufferedReader(new FileReader(f)); </text:p>
      <text:p text:style-name="P5">char[] data = new char[(int)f.length()]; </text:p>
      <text:p text:style-name="P5">bfr.read(data); </text:p>
      <text:p text:style-name="P5">pw.println("HTTP/1.1 200 OK\n"); </text:p>
      <text:p text:style-name="P5">pw.write(data); </text:p>
      <text:p text:style-name="P5">pw.flush(); </text:p>
      <text:p text:style-name="P5">}catch(FileNotFoundException fe){ </text:p>
      <text:p text:style-name="P5">pw.println("HTTP/1.1 404 Not FoundXn"); </text:p>
      <text:p text:style-name="P5">}catch(lOException ioe){ </text:p>
      <text:p text:style-name="P5">System.out.println(ioe); </text:p>
      <text:p text:style-name="P5">} </text:p>
      <text:p text:style-name="P5">}else pw.println("HTTP/l.l 400 Bad RequestW); </text:p>
      <text:p text:style-name="P5">sock.close(); </text:p>
      <text:p text:style-name="P5">}catch(IOException e){ </text:p>
      <text:p text:style-name="P5">System.out.println(e); </text:p>
      <text:p text:style-name="P5">} </text:p>
      <text:p text:style-name="P5">} </text:p>
      <text:p text:style-name="P5">} </text:p>
      <text:p text:style-name="P1"/>
      <text:p text:style-name="P6">Спочатку треба запустить сервер, указавши номер порта, наприклад: </text:p>
      <text:p text:style-name="P6"/>
      <text:p text:style-name="P3">Java Server 8080 </text:p>
      <text:p text:style-name="P6"/>
      <text:p text:style-name="P6">Потім треба запустити клієнт, указавши <text:span text:style-name="T3">IP</text:span>-адрес або доменне імя хоста, номер порта і імя файла: </text:p>
      <text:p text:style-name="P6"/>
      <text:p text:style-name="P3">Java Client localhost 8080 Server.Java </text:p>
      <text:p text:style-name="P6"/>
      <text:p text:style-name="P7">Сервер відшукує файл <text:span text:style-name="T3">Server.java</text:span> в своєму поточному каталозі і посилає його клієнту. Клієнт виводить вміст цього файлу в стандартне виведення і завершує роботу. Сервер продовжує працювати, очікуючи наступного запиту. </text:p>
      <text:p text:style-name="P6"/>
      <text:p text:style-name="P9">Зауваження по налаштовуванню</text:p>
      <text:p text:style-name="P6"/>
      <text:p text:style-name="P7">Програми, реалізуючі стек протоколів <text:span text:style-name="T3">TCP/IP</text:span>, завжди створюють так звану "петлю" с адресою 127.0.0.1 і доменним имям <text:span text:style-name="T3">localhost</text:span>. Це адреса самого компютера. Вона використовується для налаштування додатків клієнт-сервер. Ви можете запускати клієнт і сервер на одній машині, користуючись цією адресою. </text:p>
      <text:p text:style-name="P6"/>
      <text:p text:style-name="P1"><text:bookmark text:name="3"/>Робота по протоколу UDP</text:p>
      <text:p text:style-name="P6"><text:s/></text:p>
      <text:p text:style-name="P7">Для посилки дейтаграм відправник і отримувач створюють сокети дейта-грамного типу. В <text:span text:style-name="T3">Java</text:span> їх представляє клас <text:span text:style-name="T3">DatagramSocket</text:span>. В класі три конструктори: </text:p>
      <text:p text:style-name="P7"/>
      <text:list xml:id="list7519557734137707673" text:style-name="L9">
        <text:list-item>
          <text:p text:style-name="P17"><text:span text:style-name="T3">DatagramSocket ()</text:span> — створюваний сокет приєднується до будь-якого вільного порту на локальній машині; </text:p>
        </text:list-item>
        <text:list-item>
          <text:p text:style-name="P22"><text:span text:style-name="T3">DatagramSocket (int port)</text:span> — створюваний сокет приєднується до порту port на локальній машині; </text:p>
        </text:list-item>
        <text:list-item>
          <text:p text:style-name="P17"><text:span text:style-name="T3">DatagramSocket(int port, InetAddress addr)</text:span> — створюваний сокет приєднується до порту <text:span text:style-name="T3">port</text:span>; аргумент<text:span text:style-name="T3"> addr </text:span>— одна із адрес локальної машини. </text:p>
        </text:list-item>
      </text:list>
      <text:p text:style-name="P6"/>
      <text:p text:style-name="P7">Клас містить масу методів доступу до параметрів сокета і, крім того, методи відправлення і прийому дейтаграм: </text:p>
      <text:p text:style-name="P6"/>
      <text:list xml:id="list5045644281983069880" text:style-name="L10">
        <text:list-item>
          <text:p text:style-name="P23"><text:span text:style-name="T3">send(DatagramPacket pack)</text:span> — відправляє дейтаграму, упаковану в пакет <text:span text:style-name="T3">pack</text:span>; </text:p>
        </text:list-item>
        <text:list-item>
          <text:p text:style-name="P23"><text:span text:style-name="T3">receive (DatagramPacket pack) </text:span>— очікує отримання дейтаграми і заносить її в пакет <text:span text:style-name="T3">pack</text:span>. </text:p>
        </text:list-item>
      </text:list>
      <text:p text:style-name="P6"/>
      <text:p text:style-name="P7">При обміні дейтаграмами зєднання звичайно не установлюється, дейтаграми посилаються наудачу, в <text:soft-page-break/>розрахунку на те, що отримувач чекає їх. Але можна установити зєднання методом </text:p>
      <text:p text:style-name="P6"/>
      <text:p text:style-name="P3">connect(InetAddress addr, int port) </text:p>
      <text:p text:style-name="P6"/>
      <text:p text:style-name="P7">При цьому установлюється тільки одностороннє зєднання з хостом по адресі <text:span text:style-name="T3">addr</text:span> і номером порта <text:span text:style-name="T3">port</text:span> — або на відправку або на прийом дейтаграм. Потім зєднання можна разірвати методом <text:span text:style-name="T3">disconnect()</text:span>. При посилці дейтаграми по протоколу <text:span text:style-name="T3">JDP</text:span> спочатку створюється повідомлення у вигляді масиву байтов, наприклад, </text:p>
      <text:p text:style-name="P6"/>
      <text:p text:style-name="P3">String mes = "This is the sending message."; </text:p>
      <text:p text:style-name="P3">byte[] data = mes.getBytes(); </text:p>
      <text:p text:style-name="P6"/>
      <text:p text:style-name="P6">Потім записується адреса — обєкт класу <text:span text:style-name="T3">inetAddress</text:span>, наприклад:</text:p>
      <text:p text:style-name="P6"><text:s/></text:p>
      <text:p text:style-name="P3">InetAddress addr = InetAddress.getByName (host); </text:p>
      <text:p text:style-name="P3"/>
      <text:p text:style-name="P7">Потім повідомлення упаковується в пакет — обєкт класу <text:span text:style-name="T3">DatagramPacket</text:span>. При цьому указується масив даних, його довжина, адреса і номер порта: </text:p>
      <text:p text:style-name="P6"/>
      <text:p text:style-name="P3">DatagramPacket pack = new DatagramPacket(data, data.length, addr, port) </text:p>
      <text:p text:style-name="P6"/>
      <text:p text:style-name="P6">Далі створюється дейтаграмний сокет </text:p>
      <text:p text:style-name="P6"/>
      <text:p text:style-name="P3">DatagramSocket ds = new DatagramSocket() </text:p>
      <text:p text:style-name="P6"/>
      <text:p text:style-name="P6">і дейтаграма відправляється </text:p>
      <text:p text:style-name="P6"/>
      <text:p text:style-name="P3">ds.send(pack) </text:p>
      <text:p text:style-name="P6"/>
      <text:p text:style-name="P6">Після посилки всіх дейтаграм сокет закривається, не чекаючи якої-небудь реакції з боку отримувача: </text:p>
      <text:p text:style-name="P6"/>
      <text:p text:style-name="P3">ds.close () </text:p>
      <text:p text:style-name="P6"/>
      <text:p text:style-name="P6">Прийом і розпаковка дейтаграм відбувається в зворотному порядку, замість метода <text:span text:style-name="T3">send()</text:span> застосовується метод <text:span text:style-name="T3">receive (DatagramPacket pack)</text:span>. </text:p>
      <text:p text:style-name="P6"/>
      <text:p text:style-name="P7">В лістинзі 19.5 показано приклад класу <text:span text:style-name="T3">Sender</text:span>, посилаючогого повідомлення, набране в командному рядку, на <text:span text:style-name="T3">localhost</text:span>, порт номер 1050. Клас <text:span text:style-name="T3">Recipient</text:span>, описаний в лістинзі 19.6, приймає це повідомлення і виводить їх в своє стандартне виведення. </text:p>
      <text:p text:style-name="P8"/>
      <text:p text:style-name="P1">Лістинг 19.5. Посилка дейтаграм по протоколу UDP </text:p>
      <text:p text:style-name="P1"/>
      <text:p text:style-name="P5">import java.net.*; </text:p>
      <text:p text:style-name="P5">import java.io.*; </text:p>
      <text:p text:style-name="P5">class Sender{ </text:p>
      <text:p text:style-name="P5">private String host; </text:p>
      <text:p text:style-name="P5">private int port; </text:p>
      <text:p text:style-name="P5">Sender(String host, int port){ </text:p>
      <text:p text:style-name="P5">this.host = host; </text:p>
      <text:p text:style-name="P5">this.port = port; </text:p>
      <text:p text:style-name="P5">} </text:p>
      <text:p text:style-name="P5">private void sendMessage(String mes){ </text:p>
      <text:p text:style-name="P5">try{ </text:p>
      <text:p text:style-name="P5">byte[] data = mes.getBytes(); </text:p>
      <text:p text:style-name="P5">InetAddress addr = InetAddress.getByName(host); </text:p>
      <text:p text:style-name="P5">DatagramPacket pack = </text:p>
      <text:p text:style-name="P5">new DatagramPacket(data, data.length, addr, port); </text:p>
      <text:p text:style-name="P5">DatagramSocket ds = new DatagramSocket(); </text:p>
      <text:p text:style-name="P5">ds.send(pack); </text:p>
      <text:p text:style-name="P5">ds.close(); </text:p>
      <text:p text:style-name="P5"><text:soft-page-break/>}catch(IOException e){ </text:p>
      <text:p text:style-name="P5">System.err.println(e); </text:p>
      <text:p text:style-name="P5">} </text:p>
      <text:p text:style-name="P5">} </text:p>
      <text:p text:style-name="P5">public static void main(String[] args){ </text:p>
      <text:p text:style-name="P5">Sender sndr = new Sender("localhost", 1050); </text:p>
      <text:p text:style-name="P5">for (int k = 0; k &lt; args.length; k++) </text:p>
      <text:p text:style-name="P5">sndr.sendMessage(args[k]); </text:p>
      <text:p text:style-name="P5">} </text:p>
      <text:p text:style-name="P5">} </text:p>
      <text:p text:style-name="P5"/>
      <text:p text:style-name="P1">Лістинг 19.6. Прийом дейтаграм по протоколу UDP </text:p>
      <text:p text:style-name="P1"/>
      <text:p text:style-name="P5">import j ava.net.*; </text:p>
      <text:p text:style-name="P5">import java.io.*; </text:p>
      <text:p text:style-name="P5">class Recipient{ </text:p>
      <text:p text:style-name="P5">public static void main(String[] args)( </text:p>
      <text:p text:style-name="P5">try{ </text:p>
      <text:p text:style-name="P5">DatagramSocket ds = new DatagramSocket(1050); </text:p>
      <text:p text:style-name="P5">while (true){ </text:p>
      <text:p text:style-name="P5">DatagramPacket pack = </text:p>
      <text:p text:style-name="P5">new DatagramPacket(new byte[1024], 1024); </text:p>
      <text:p text:style-name="P5">ds.receive(pack); </text:p>
      <text:p text:style-name="P5">System.out.println(new String(pack.getData())); </text:p>
      <text:p text:style-name="P5">} </text:p>
      <text:p text:style-name="P5">)catch(Exception e){ </text:p>
      <text:p text:style-name="P5">System.out.println(e); </text:p>
      <text:p text:style-name="P5">} </text:p>
      <text:p text:style-name="P5">} </text:p>
      <text:p text:style-name="P5">}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meta:creation-date>2007-08-02T17:59:44</meta:creation-date>
    <dc:date>2008-01-05T09:48:12</dc:date>
    <meta:editing-cycles>6</meta:editing-cycles>
    <meta:editing-duration>PT4H59M19S</meta:editing-duration>
    <meta:document-statistic meta:character-count="26624" meta:image-count="0" meta:object-count="0" meta:page-count="10" meta:paragraph-count="316" meta:table-count="0" meta:word-count="3505"/>
    <meta:user-defined meta:name="Info 1"/>
    <meta:user-defined meta:name="Info 2"/>
    <meta:user-defined meta:name="Info 3"/>
    <meta:user-defined meta:name="Info 4"/>
  </office:meta>
</office:document-meta>
</file>